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90000010A79DAFA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draw:marker-start-width="0.35cm" draw:marker-end-width="0.35cm" draw:opacity="0%" draw:textarea-horizontal-align="justify" draw:textarea-vertical-align="middle" draw:auto-grow-height="false" fo:min-height="1.17cm" fo:min-width="0.852cm" fo:padding-top="0.175cm" fo:padding-bottom="0.175cm" fo:padding-left="0.3cm" fo:padding-right="0.3cm" draw:shadow-opacity="0%" loext:decorative="false"/>
    </style:style>
    <style:style style:name="gr3" style:family="graphic" style:parent-style-name="standard">
      <style:graphic-properties svg:stroke-width="0.1cm" draw:marker-start-width="0.35cm" draw:marker-end-width="0.35cm" draw:opacity="0%" draw:textarea-horizontal-align="justify" draw:textarea-vertical-align="middle" draw:auto-grow-height="false" fo:min-height="1.17cm" fo:min-width="0.912cm" fo:padding-top="0.175cm" fo:padding-bottom="0.175cm" fo:padding-left="0.3cm" fo:padding-right="0.3cm" draw:shadow-opacity="0%" loext:decorative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7cm, 3.924cm, 1.515cm, 1.902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4cm, 3.581cm, 2.099cm, 1.463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0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72cm" svg:height="10.11cm" svg:x="0cm" svg:y="0cm">
          <draw:image xlink:href="Pictures/10000001000001090000010A79DAFA74.png" xlink:type="simple" xlink:show="embed" xlink:actuate="onLoad" draw:mime-type="image/png">
            <text:p/>
          </draw:image>
        </draw:frame>
        <draw:custom-shape draw:style-name="gr2" draw:text-style-name="P2" draw:layer="layout" svg:width="1.91cm" svg:height="2.008cm" draw:transform="skewX (0.0153588974175501) rotate (0.0151843644923507) translate (3.031cm 2.0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1cm" svg:height="2.008cm" draw:transform="skewX (0.0153588974175501) rotate (0.0151843644923507) translate (2.051cm 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96cm" svg:height="2.008cm" draw:transform="skewX (0.0153588974175501) rotate (0.0151843644923507) translate (2.052cm 6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1cm" svg:height="2.008cm" draw:transform="skewX (0.0153588974175501) rotate (0.0151843644923507) translate (3.051cm 6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93cm" svg:y1="6.956cm" svg:x2="4.976cm" svg:y2="2.961cm">
          <text:p/>
        </draw:line>
        <draw:line draw:style-name="gr4" draw:text-style-name="P1" draw:layer="layout" svg:x1="2.05cm" svg:y1="7.027cm" svg:x2="2.033cm" svg:y2="3.032cm">
          <text:p/>
        </draw:line>
        <draw:line draw:style-name="gr4" draw:text-style-name="P1" draw:layer="layout" svg:x1="4.03cm" svg:y1="7.99cm" svg:x2="3.013cm" svg:y2="8.042cm">
          <text:p/>
        </draw:line>
        <draw:line draw:style-name="gr4" draw:text-style-name="P1" draw:layer="layout" svg:x1="3.961cm" svg:y1="1.997cm" svg:x2="2.944cm" svg:y2="2.049cm">
          <text:p/>
        </draw:line>
        <draw:frame draw:style-name="gr5" draw:text-style-name="P1" draw:layer="layout" svg:width="1.365cm" svg:height="5.8cm" svg:x="2.831cm" svg:y="2.137cm">
          <draw:image xlink:href="Pictures/10000001000001090000010A79DAFA74.png" xlink:type="simple" xlink:show="embed" xlink:actuate="onLoad" draw:mime-type="image/png">
            <text:p/>
          </draw:image>
        </draw:frame>
        <draw:frame draw:style-name="gr6" draw:text-style-name="P1" draw:layer="layout" svg:width="2.782cm" svg:height="4.296cm" svg:x="2.123cm" svg:y="2.798cm">
          <draw:image xlink:href="Pictures/10000001000001090000010A79DAFA74.png" xlink:type="simple" xlink:show="embed" xlink:actuate="onLoad" draw:mime-type="image/png">
            <text:p/>
          </draw:image>
        </draw:frame>
        <draw:line draw:style-name="gr7" draw:text-style-name="P1" draw:layer="layout" svg:x1="4.836cm" svg:y1="4.993cm" svg:x2="5.257cm" svg:y2="4.976cm">
          <text:p/>
        </draw:line>
        <draw:frame draw:style-name="gr8" draw:text-style-name="P3" draw:layer="layout" svg:width="2.798cm" svg:height="1.199cm" svg:x="6.134cm" svg:y="7.494cm">
          <draw:text-box>
            <text:p><text:span text:style-name="T1">10 steps (s)</text:span></text:p>
          </draw:text-box>
        </draw:frame>
        <draw:line draw:style-name="gr9" draw:text-style-name="P4" draw:layer="layout" svg:x1="6.697cm" svg:y1="8.292cm" svg:x2="7.765cm" svg:y2="8.309cm">
          <text:p/>
        </draw:line>
        <draw:frame draw:style-name="gr10" draw:text-style-name="P3" draw:layer="layout" svg:width="2.1cm" svg:height="0.757cm" svg:x="3.127cm" svg:y="4.224cm">
          <draw:text-box>
            <text:p><text:span text:style-name="T1">v = 19s</text:span></text:p>
          </draw:text-box>
        </draw:frame>
        <draw:frame draw:style-name="gr8" draw:text-style-name="P3" draw:layer="layout" svg:width="1.945cm" svg:height="1.199cm" svg:x="2.723cm" svg:y="1.271cm">
          <draw:text-box>
            <text:p><text:span text:style-name="T1">h = 11s</text:span></text:p>
          </draw:text-box>
        </draw:frame>
        <draw:frame draw:style-name="gr8" draw:text-style-name="P3" draw:layer="layout" svg:width="2.876cm" svg:height="1.199cm" svg:x="4.582cm" svg:y="1.587cm">
          <draw:text-box>
            <text:p><text:span text:style-name="T1">t = 18s</text:span></text:p>
          </draw:text-box>
        </draw:frame>
        <draw:line draw:style-name="gr9" draw:text-style-name="P4" draw:layer="layout" svg:x1="5.369cm" svg:y1="2.71cm" svg:x2="5.407cm" svg:y2="5.058cm">
          <text:p/>
        </draw:line>
        <draw:line draw:style-name="gr9" draw:text-style-name="P4" draw:layer="layout" svg:x1="2.988cm" svg:y1="2.353cm" svg:x2="4.056cm" svg:y2="2.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05cm" fo:page-height="10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22:53:06.230535166</meta:creation-date>
    <dc:date>2026-04-18T21:54:06.696654277</dc:date>
    <meta:editing-duration>PT14M27S</meta:editing-duration>
    <meta:editing-cycles>4</meta:editing-cycles>
    <meta:generator>LibreOffice/24.2.7.2$Linux_X86_64 LibreOffice_project/420$Build-2</meta:generator>
    <meta:document-statistic meta:object-count="19"/>
  </office:meta>
</office:document-meta>
</file>